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.00168" calcext:value-type="float">
            <text:p>0.001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348" calcext:value-type="float">
            <text:p>0.012348</text:p>
          </table:table-cell>
          <table:table-cell office:value-type="float" office:value="0.012998" calcext:value-type="float">
            <text:p>0.012998</text:p>
          </table:table-cell>
          <table:table-cell office:value-type="float" office:value="0.012144" calcext:value-type="float">
            <text:p>0.0121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31318" calcext:value-type="float">
            <text:p>0.131318</text:p>
          </table:table-cell>
          <table:table-cell office:value-type="float" office:value="0.090627" calcext:value-type="float">
            <text:p>0.090627</text:p>
          </table:table-cell>
          <table:table-cell office:value-type="float" office:value="0.084411" calcext:value-type="float">
            <text:p>0.0844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218969" calcext:value-type="float">
            <text:p>1.218969</text:p>
          </table:table-cell>
          <table:table-cell office:value-type="float" office:value="0.699658" calcext:value-type="float">
            <text:p>0.699658</text:p>
          </table:table-cell>
          <table:table-cell office:value-type="float" office:value="0.761635" calcext:value-type="float">
            <text:p>0.7616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.782476" calcext:value-type="float">
            <text:p>12.782476</text:p>
          </table:table-cell>
          <table:table-cell office:value-type="float" office:value="4.862169" calcext:value-type="float">
            <text:p>4.862169</text:p>
          </table:table-cell>
          <table:table-cell office:value-type="float" office:value="5.190712" calcext:value-type="float">
            <text:p>5.1907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3.947749" calcext:value-type="float">
            <text:p>113.947749</text:p>
          </table:table-cell>
          <table:table-cell office:value-type="float" office:value="29.361611" calcext:value-type="float">
            <text:p>29.361611</text:p>
          </table:table-cell>
          <table:table-cell office:value-type="float" office:value="30.956514" calcext:value-type="float">
            <text:p>30.9565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4" calcext:value-type="float">
            <text:p>2.4E-05</text:p>
          </table:table-cell>
          <table:table-cell table:number-columns-repeated="2"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232" calcext:value-type="float">
            <text:p>0.0002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1644" calcext:value-type="float">
            <text:p>0.001644</text:p>
          </table:table-cell>
          <table:table-cell office:value-type="float" office:value="0.001648" calcext:value-type="float">
            <text:p>0.0016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018" calcext:value-type="float">
            <text:p>0.012018</text:p>
          </table:table-cell>
          <table:table-cell office:value-type="float" office:value="0.011731" calcext:value-type="float">
            <text:p>0.011731</text:p>
          </table:table-cell>
          <table:table-cell office:value-type="float" office:value="0.011649" calcext:value-type="float">
            <text:p>0.0116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99272" calcext:value-type="float">
            <text:p>0.099272</text:p>
          </table:table-cell>
          <table:table-cell office:value-type="float" office:value="0.088775" calcext:value-type="float">
            <text:p>0.088775</text:p>
          </table:table-cell>
          <table:table-cell office:value-type="float" office:value="0.084863" calcext:value-type="float">
            <text:p>0.0848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84267" calcext:value-type="float">
            <text:p>0.884267</text:p>
          </table:table-cell>
          <table:table-cell office:value-type="float" office:value="0.617957" calcext:value-type="float">
            <text:p>0.617957</text:p>
          </table:table-cell>
          <table:table-cell office:value-type="float" office:value="0.643871" calcext:value-type="float">
            <text:p>0.6438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.575229" calcext:value-type="float">
            <text:p>8.575229</text:p>
          </table:table-cell>
          <table:table-cell office:value-type="float" office:value="4.442447" calcext:value-type="float">
            <text:p>4.442447</text:p>
          </table:table-cell>
          <table:table-cell office:value-type="float" office:value="4.199857" calcext:value-type="float">
            <text:p>4.1998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6.963513" calcext:value-type="float">
            <text:p>106.963513</text:p>
          </table:table-cell>
          <table:table-cell office:value-type="float" office:value="29.126847" calcext:value-type="float">
            <text:p>29.126847</text:p>
          </table:table-cell>
          <table:table-cell office:value-type="float" office:value="31.119773" calcext:value-type="float">
            <text:p>31.1197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39" calcext:value-type="float">
            <text:p>0.0002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713" calcext:value-type="float">
            <text:p>0.001713</text:p>
          </table:table-cell>
          <table:table-cell office:value-type="float" office:value="0.001704" calcext:value-type="float">
            <text:p>0.0017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0.012176" calcext:value-type="float">
            <text:p>0.012176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04335" calcext:value-type="float">
            <text:p>0.104335</text:p>
          </table:table-cell>
          <table:table-cell office:value-type="float" office:value="0.088684" calcext:value-type="float">
            <text:p>0.088684</text:p>
          </table:table-cell>
          <table:table-cell office:value-type="float" office:value="0.084901" calcext:value-type="float">
            <text:p>0.0849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90779" calcext:value-type="float">
            <text:p>0.890779</text:p>
          </table:table-cell>
          <table:table-cell office:value-type="float" office:value="0.599547" calcext:value-type="float">
            <text:p>0.599547</text:p>
          </table:table-cell>
          <table:table-cell office:value-type="float" office:value="0.601429" calcext:value-type="float">
            <text:p>0.6014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.684613" calcext:value-type="float">
            <text:p>8.684613</text:p>
          </table:table-cell>
          <table:table-cell office:value-type="float" office:value="4.427422" calcext:value-type="float">
            <text:p>4.427422</text:p>
          </table:table-cell>
          <table:table-cell office:value-type="float" office:value="4.21666" calcext:value-type="float">
            <text:p>4.2166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7.592903" calcext:value-type="float">
            <text:p>107.592903</text:p>
          </table:table-cell>
          <table:table-cell office:value-type="float" office:value="29.109983" calcext:value-type="float">
            <text:p>29.109983</text:p>
          </table:table-cell>
          <table:table-cell office:value-type="float" office:value="30.356634" calcext:value-type="float">
            <text:p>30.3566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24" calcext:value-type="float">
            <text:p>0.0017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689" calcext:value-type="float">
            <text:p>0.012689</text:p>
          </table:table-cell>
          <table:table-cell office:value-type="float" office:value="0.012192" calcext:value-type="float">
            <text:p>0.012192</text:p>
          </table:table-cell>
          <table:table-cell office:value-type="float" office:value="0.01208" calcext:value-type="float">
            <text:p>0.01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02049" calcext:value-type="float">
            <text:p>0.102049</text:p>
          </table:table-cell>
          <table:table-cell office:value-type="float" office:value="0.088695" calcext:value-type="float">
            <text:p>0.088695</text:p>
          </table:table-cell>
          <table:table-cell office:value-type="float" office:value="0.085562" calcext:value-type="float">
            <text:p>0.0855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8567" calcext:value-type="float">
            <text:p>0.88567</text:p>
          </table:table-cell>
          <table:table-cell office:value-type="float" office:value="0.595608" calcext:value-type="float">
            <text:p>0.595608</text:p>
          </table:table-cell>
          <table:table-cell office:value-type="float" office:value="0.594752" calcext:value-type="float">
            <text:p>0.5947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.540003" calcext:value-type="float">
            <text:p>8.540003</text:p>
          </table:table-cell>
          <table:table-cell office:value-type="float" office:value="4.25219" calcext:value-type="float">
            <text:p>4.25219</text:p>
          </table:table-cell>
          <table:table-cell office:value-type="float" office:value="4.357254" calcext:value-type="float">
            <text:p>4.35725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7.417738" calcext:value-type="float">
            <text:p>107.417738</text:p>
          </table:table-cell>
          <table:table-cell office:value-type="float" office:value="29.071405" calcext:value-type="float">
            <text:p>29.071405</text:p>
          </table:table-cell>
          <table:table-cell office:value-type="float" office:value="30.370796" calcext:value-type="float">
            <text:p>30.3707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4" calcext:value-type="float">
            <text:p>2.4E-05</text:p>
          </table:table-cell>
          <table:table-cell table:number-columns-repeated="2"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231" calcext:value-type="float">
            <text:p>0.0002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491" calcext:value-type="float">
            <text:p>0.001491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0.00165" calcext:value-type="float">
            <text:p>0.001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069" calcext:value-type="float">
            <text:p>0.012069</text:p>
          </table:table-cell>
          <table:table-cell office:value-type="float" office:value="0.011741" calcext:value-type="float">
            <text:p>0.011741</text:p>
          </table:table-cell>
          <table:table-cell office:value-type="float" office:value="0.011651" calcext:value-type="float">
            <text:p>0.0116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98179" calcext:value-type="float">
            <text:p>0.098179</text:p>
          </table:table-cell>
          <table:table-cell office:value-type="float" office:value="0.083949" calcext:value-type="float">
            <text:p>0.083949</text:p>
          </table:table-cell>
          <table:table-cell office:value-type="float" office:value="0.082428" calcext:value-type="float">
            <text:p>0.0824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96759" calcext:value-type="float">
            <text:p>0.896759</text:p>
          </table:table-cell>
          <table:table-cell office:value-type="float" office:value="0.612025" calcext:value-type="float">
            <text:p>0.612025</text:p>
          </table:table-cell>
          <table:table-cell office:value-type="float" office:value="0.594017" calcext:value-type="float">
            <text:p>0.5940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.523853" calcext:value-type="float">
            <text:p>8.523853</text:p>
          </table:table-cell>
          <table:table-cell office:value-type="float" office:value="4.156819" calcext:value-type="float">
            <text:p>4.156819</text:p>
          </table:table-cell>
          <table:table-cell office:value-type="float" office:value="4.460717" calcext:value-type="float">
            <text:p>4.4607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7.824707" calcext:value-type="float">
            <text:p>107.824707</text:p>
          </table:table-cell>
          <table:table-cell office:value-type="float" office:value="29.129111" calcext:value-type="float">
            <text:p>29.129111</text:p>
          </table:table-cell>
          <table:table-cell office:value-type="float" office:value="30.537266" calcext:value-type="float">
            <text:p>30.5372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39" calcext:value-type="float">
            <text:p>0.0002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43" calcext:value-type="float">
            <text:p>0.001543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01706" calcext:value-type="float">
            <text:p>0.0017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541" calcext:value-type="float">
            <text:p>0.012541</text:p>
          </table:table-cell>
          <table:table-cell office:value-type="float" office:value="0.012186" calcext:value-type="float">
            <text:p>0.012186</text:p>
          </table:table-cell>
          <table:table-cell office:value-type="float" office:value="0.012029" calcext:value-type="float">
            <text:p>0.0120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01909" calcext:value-type="float">
            <text:p>0.101909</text:p>
          </table:table-cell>
          <table:table-cell office:value-type="float" office:value="0.087125" calcext:value-type="float">
            <text:p>0.087125</text:p>
          </table:table-cell>
          <table:table-cell office:value-type="float" office:value="0.084959" calcext:value-type="float">
            <text:p>0.0849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90351" calcext:value-type="float">
            <text:p>0.890351</text:p>
          </table:table-cell>
          <table:table-cell office:value-type="float" office:value="0.597021" calcext:value-type="float">
            <text:p>0.597021</text:p>
          </table:table-cell>
          <table:table-cell office:value-type="float" office:value="0.606458" calcext:value-type="float">
            <text:p>0.6064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.511419" calcext:value-type="float">
            <text:p>8.511419</text:p>
          </table:table-cell>
          <table:table-cell office:value-type="float" office:value="4.15512" calcext:value-type="float">
            <text:p>4.15512</text:p>
          </table:table-cell>
          <table:table-cell office:value-type="float" office:value="4.974325" calcext:value-type="float">
            <text:p>4.9743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9.07758" calcext:value-type="float">
            <text:p>109.07758</text:p>
          </table:table-cell>
          <table:table-cell office:value-type="float" office:value="29.977708" calcext:value-type="float">
            <text:p>29.977708</text:p>
          </table:table-cell>
          <table:table-cell office:value-type="float" office:value="30.648062" calcext:value-type="float">
            <text:p>30.64806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232" calcext:value-type="float">
            <text:p>0.0002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01651" calcext:value-type="float">
            <text:p>0.0016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073" calcext:value-type="float">
            <text:p>0.012073</text:p>
          </table:table-cell>
          <table:table-cell office:value-type="float" office:value="0.011742" calcext:value-type="float">
            <text:p>0.011742</text:p>
          </table:table-cell>
          <table:table-cell office:value-type="float" office:value="0.011611" calcext:value-type="float">
            <text:p>0.0116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98236" calcext:value-type="float">
            <text:p>0.098236</text:p>
          </table:table-cell>
          <table:table-cell office:value-type="float" office:value="0.083177" calcext:value-type="float">
            <text:p>0.083177</text:p>
          </table:table-cell>
          <table:table-cell office:value-type="float" office:value="0.081962" calcext:value-type="float">
            <text:p>0.0819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60975" calcext:value-type="float">
            <text:p>0.860975</text:p>
          </table:table-cell>
          <table:table-cell office:value-type="float" office:value="0.652775" calcext:value-type="float">
            <text:p>0.652775</text:p>
          </table:table-cell>
          <table:table-cell office:value-type="float" office:value="0.804966" calcext:value-type="float">
            <text:p>0.8049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802138" calcext:value-type="float">
            <text:p>7.802138</text:p>
          </table:table-cell>
          <table:table-cell office:value-type="float" office:value="4.529652" calcext:value-type="float">
            <text:p>4.529652</text:p>
          </table:table-cell>
          <table:table-cell office:value-type="float" office:value="4.164329" calcext:value-type="float">
            <text:p>4.16432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8.629988" calcext:value-type="float">
            <text:p>108.629988</text:p>
          </table:table-cell>
          <table:table-cell office:value-type="float" office:value="29.9258" calcext:value-type="float">
            <text:p>29.9258</text:p>
          </table:table-cell>
          <table:table-cell office:value-type="float" office:value="30.374215" calcext:value-type="float">
            <text:p>30.3742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241" calcext:value-type="float">
            <text:p>0.0002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47" calcext:value-type="float">
            <text:p>0.001547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0.001726" calcext:value-type="float">
            <text:p>0.0017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12195" calcext:value-type="float">
            <text:p>0.012195</text:p>
          </table:table-cell>
          <table:table-cell office:value-type="float" office:value="0.012081" calcext:value-type="float">
            <text:p>0.0120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02193" calcext:value-type="float">
            <text:p>0.102193</text:p>
          </table:table-cell>
          <table:table-cell office:value-type="float" office:value="0.086432" calcext:value-type="float">
            <text:p>0.086432</text:p>
          </table:table-cell>
          <table:table-cell office:value-type="float" office:value="0.085176" calcext:value-type="float">
            <text:p>0.0851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694894" calcext:value-type="float">
            <text:p>1.694894</text:p>
          </table:table-cell>
          <table:table-cell office:value-type="float" office:value="0.734622" calcext:value-type="float">
            <text:p>0.734622</text:p>
          </table:table-cell>
          <table:table-cell office:value-type="float" office:value="0.622041" calcext:value-type="float">
            <text:p>0.62204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378421" calcext:value-type="float">
            <text:p>7.378421</text:p>
          </table:table-cell>
          <table:table-cell office:value-type="float" office:value="4.677434" calcext:value-type="float">
            <text:p>4.677434</text:p>
          </table:table-cell>
          <table:table-cell office:value-type="float" office:value="4.152779" calcext:value-type="float">
            <text:p>4.1527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9.113469" calcext:value-type="float">
            <text:p>109.113469</text:p>
          </table:table-cell>
          <table:table-cell office:value-type="float" office:value="29.692979" calcext:value-type="float">
            <text:p>29.692979</text:p>
          </table:table-cell>
          <table:table-cell office:value-type="float" office:value="30.521002" calcext:value-type="float">
            <text:p>30.5210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000005" calcext:value-type="float">
            <text:p>5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8" calcext:value-type="float">
            <text:p>2.8E-05</text:p>
          </table:table-cell>
          <table:table-cell table:number-columns-repeated="2" office:value-type="float" office:value="0.000033" calcext:value-type="float">
            <text:p>3.3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969" calcext:value-type="float">
            <text:p>0.0019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4212" calcext:value-type="float">
            <text:p>0.014212</text:p>
          </table:table-cell>
          <table:table-cell office:value-type="float" office:value="0.013812" calcext:value-type="float">
            <text:p>0.013812</text:p>
          </table:table-cell>
          <table:table-cell office:value-type="float" office:value="0.013625" calcext:value-type="float">
            <text:p>0.013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12045" calcext:value-type="float">
            <text:p>0.112045</text:p>
          </table:table-cell>
          <table:table-cell office:value-type="float" office:value="0.093659" calcext:value-type="float">
            <text:p>0.093659</text:p>
          </table:table-cell>
          <table:table-cell office:value-type="float" office:value="0.089622" calcext:value-type="float">
            <text:p>0.0896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89538" calcext:value-type="float">
            <text:p>0.889538</text:p>
          </table:table-cell>
          <table:table-cell office:value-type="float" office:value="0.588018" calcext:value-type="float">
            <text:p>0.588018</text:p>
          </table:table-cell>
          <table:table-cell office:value-type="float" office:value="0.581936" calcext:value-type="float">
            <text:p>0.5819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610274" calcext:value-type="float">
            <text:p>7.610274</text:p>
          </table:table-cell>
          <table:table-cell office:value-type="float" office:value="4.34927" calcext:value-type="float">
            <text:p>4.34927</text:p>
          </table:table-cell>
          <table:table-cell office:value-type="float" office:value="4.168741" calcext:value-type="float">
            <text:p>4.1687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0.280658" calcext:value-type="float">
            <text:p>110.280658</text:p>
          </table:table-cell>
          <table:table-cell office:value-type="float" office:value="29.825294" calcext:value-type="float">
            <text:p>29.825294</text:p>
          </table:table-cell>
          <table:table-cell office:value-type="float" office:value="30.734699" calcext:value-type="float">
            <text:p>30.7346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000246" calcext:value-type="float">
            <text:p>0.0002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57" calcext:value-type="float">
            <text:p>0.001557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71" calcext:value-type="float">
            <text:p>0.001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2649" calcext:value-type="float">
            <text:p>0.012649</text:p>
          </table:table-cell>
          <table:table-cell office:value-type="float" office:value="0.012197" calcext:value-type="float">
            <text:p>0.012197</text:p>
          </table:table-cell>
          <table:table-cell office:value-type="float" office:value="0.012038" calcext:value-type="float">
            <text:p>0.0120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01775" calcext:value-type="float">
            <text:p>0.101775</text:p>
          </table:table-cell>
          <table:table-cell office:value-type="float" office:value="0.086435" calcext:value-type="float">
            <text:p>0.086435</text:p>
          </table:table-cell>
          <table:table-cell office:value-type="float" office:value="0.08525" calcext:value-type="float">
            <text:p>0.085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62987" calcext:value-type="float">
            <text:p>0.862987</text:p>
          </table:table-cell>
          <table:table-cell office:value-type="float" office:value="0.58798" calcext:value-type="float">
            <text:p>0.58798</text:p>
          </table:table-cell>
          <table:table-cell office:value-type="float" office:value="0.579282" calcext:value-type="float">
            <text:p>0.5792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.105164" calcext:value-type="float">
            <text:p>8.105164</text:p>
          </table:table-cell>
          <table:table-cell office:value-type="float" office:value="4.584596" calcext:value-type="float">
            <text:p>4.584596</text:p>
          </table:table-cell>
          <table:table-cell office:value-type="float" office:value="4.504399" calcext:value-type="float">
            <text:p>4.50439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8.72269" calcext:value-type="float">
            <text:p>108.72269</text:p>
          </table:table-cell>
          <table:table-cell office:value-type="float" office:value="29.600643" calcext:value-type="float">
            <text:p>29.600643</text:p>
          </table:table-cell>
          <table:table-cell office:value-type="float" office:value="30.19441" calcext:value-type="float">
            <text:p>30.1944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118]+[.B105]+[.B92]+[.B79]+[.B66]+[.B53]+[.B40]+[.B27]+[.B14]+[.B1])/10" office:value-type="float" office:value="0.000001" calcext:value-type="float">
            <text:p>1E-06</text:p>
          </table:table-cell>
          <table:table-cell table:formula="of:=([.C118]+[.C105]+[.C92]+[.C79]+[.C66]+[.C53]+[.C40]+[.C27]+[.C14]+[.C1])/10" office:value-type="float" office:value="0.000001" calcext:value-type="float">
            <text:p>1E-06</text:p>
          </table:table-cell>
          <table:table-cell table:formula="of:=([.D118]+[.D105]+[.D92]+[.D79]+[.D66]+[.D53]+[.D40]+[.D27]+[.D14]+[.D1])/10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119]+[.B106]+[.B93]+[.B80]+[.B67]+[.B54]+[.B41]+[.B28]+[.B15]+[.B2])/10" office:value-type="float" office:value="0.0000002" calcext:value-type="float">
            <text:p>2E-07</text:p>
          </table:table-cell>
          <table:table-cell table:formula="of:=([.C119]+[.C106]+[.C93]+[.C80]+[.C67]+[.C54]+[.C41]+[.C28]+[.C15]+[.C2])/10" office:value-type="float" office:value="0" calcext:value-type="float">
            <text:p>0</text:p>
          </table:table-cell>
          <table:table-cell table:formula="of:=([.D119]+[.D106]+[.D93]+[.D80]+[.D67]+[.D54]+[.D41]+[.D28]+[.D15]+[.D2])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120]+[.B107]+[.B94]+[.B81]+[.B68]+[.B55]+[.B42]+[.B29]+[.B16]+[.B3])/10" office:value-type="float" office:value="0.000001" calcext:value-type="float">
            <text:p>1E-06</text:p>
          </table:table-cell>
          <table:table-cell table:formula="of:=([.C120]+[.C107]+[.C94]+[.C81]+[.C68]+[.C55]+[.C42]+[.C29]+[.C16]+[.C3])/10" office:value-type="float" office:value="0.000001" calcext:value-type="float">
            <text:p>1E-06</text:p>
          </table:table-cell>
          <table:table-cell table:formula="of:=([.D120]+[.D107]+[.D94]+[.D81]+[.D68]+[.D55]+[.D42]+[.D29]+[.D16]+[.D3])/10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121]+[.B108]+[.B95]+[.B82]+[.B69]+[.B56]+[.B43]+[.B30]+[.B17]+[.B4])/10" office:value-type="float" office:value="0.0000041" calcext:value-type="float">
            <text:p>4.1E-06</text:p>
          </table:table-cell>
          <table:table-cell table:formula="of:=([.C121]+[.C108]+[.C95]+[.C82]+[.C69]+[.C56]+[.C43]+[.C30]+[.C17]+[.C4])/10" office:value-type="float" office:value="0.0000041" calcext:value-type="float">
            <text:p>4.1E-06</text:p>
          </table:table-cell>
          <table:table-cell table:formula="of:=([.D121]+[.D108]+[.D95]+[.D82]+[.D69]+[.D56]+[.D43]+[.D30]+[.D17]+[.D4])/10" office:value-type="float" office:value="0.0000041" calcext:value-type="float">
            <text:p>4.1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122]+[.B109]+[.B96]+[.B83]+[.B70]+[.B57]+[.B44]+[.B31]+[.B18]+[.B5])/10" office:value-type="float" office:value="0.0000246" calcext:value-type="float">
            <text:p>2.46E-05</text:p>
          </table:table-cell>
          <table:table-cell table:formula="of:=([.C122]+[.C109]+[.C96]+[.C83]+[.C70]+[.C57]+[.C44]+[.C31]+[.C18]+[.C5])/10" office:value-type="float" office:value="0.000029" calcext:value-type="float">
            <text:p>2.9E-05</text:p>
          </table:table-cell>
          <table:table-cell table:formula="of:=([.D122]+[.D109]+[.D96]+[.D83]+[.D70]+[.D57]+[.D44]+[.D31]+[.D18]+[.D5])/10" office:value-type="float" office:value="0.0000297" calcext:value-type="float">
            <text:p>2.97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B123]+[.B110]+[.B97]+[.B84]+[.B71]+[.B58]+[.B45]+[.B32]+[.B19]+[.B6])/10" office:value-type="float" office:value="0.0001883" calcext:value-type="float">
            <text:p>0.0001883</text:p>
          </table:table-cell>
          <table:table-cell table:formula="of:=([.C123]+[.C110]+[.C97]+[.C84]+[.C71]+[.C58]+[.C45]+[.C32]+[.C19]+[.C6])/10" office:value-type="float" office:value="0.0002368" calcext:value-type="float">
            <text:p>0.0002368</text:p>
          </table:table-cell>
          <table:table-cell table:formula="of:=([.D123]+[.D110]+[.D97]+[.D84]+[.D71]+[.D58]+[.D45]+[.D32]+[.D19]+[.D6])/10"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B124]+[.B111]+[.B98]+[.B85]+[.B72]+[.B59]+[.B46]+[.B33]+[.B20]+[.B7])/10" office:value-type="float" office:value="0.0015636" calcext:value-type="float">
            <text:p>0.0015636</text:p>
          </table:table-cell>
          <table:table-cell table:formula="of:=([.C124]+[.C111]+[.C98]+[.C85]+[.C72]+[.C59]+[.C46]+[.C33]+[.C20]+[.C7])/10" office:value-type="float" office:value="0.0017424" calcext:value-type="float">
            <text:p>0.0017424</text:p>
          </table:table-cell>
          <table:table-cell table:formula="of:=([.D124]+[.D111]+[.D98]+[.D85]+[.D72]+[.D59]+[.D46]+[.D33]+[.D20]+[.D7])/10" office:value-type="float" office:value="0.0017168" calcext:value-type="float">
            <text:p>0.00171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[.B125]+[.B112]+[.B99]+[.B86]+[.B73]+[.B60]+[.B47]+[.B34]+[.B21]+[.B8])/10" office:value-type="float" office:value="0.0125663" calcext:value-type="float">
            <text:p>0.0125663</text:p>
          </table:table-cell>
          <table:table-cell table:formula="of:=([.C125]+[.C112]+[.C99]+[.C86]+[.C73]+[.C60]+[.C47]+[.C34]+[.C21]+[.C8])/10" office:value-type="float" office:value="0.012297" calcext:value-type="float">
            <text:p>0.012297</text:p>
          </table:table-cell>
          <table:table-cell table:formula="of:=([.D125]+[.D112]+[.D99]+[.D86]+[.D73]+[.D60]+[.D47]+[.D34]+[.D21]+[.D8])/10" office:value-type="float" office:value="0.0120918" calcext:value-type="float">
            <text:p>0.01209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[.B126]+[.B113]+[.B100]+[.B87]+[.B74]+[.B61]+[.B48]+[.B35]+[.B22]+[.B9])/10" office:value-type="float" office:value="0.1051311" calcext:value-type="float">
            <text:p>0.1051311</text:p>
          </table:table-cell>
          <table:table-cell table:formula="of:=([.C126]+[.C113]+[.C100]+[.C87]+[.C74]+[.C61]+[.C48]+[.C35]+[.C22]+[.C9])/10" office:value-type="float" office:value="0.0877558" calcext:value-type="float">
            <text:p>0.0877558</text:p>
          </table:table-cell>
          <table:table-cell table:formula="of:=([.D126]+[.D113]+[.D100]+[.D87]+[.D74]+[.D61]+[.D48]+[.D35]+[.D22]+[.D9])/10" office:value-type="float" office:value="0.0849134" calcext:value-type="float">
            <text:p>0.08491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[.B127]+[.B114]+[.B101]+[.B88]+[.B75]+[.B62]+[.B49]+[.B36]+[.B23]+[.B10])/10" office:value-type="float" office:value="0.9975189" calcext:value-type="float">
            <text:p>0.9975189</text:p>
          </table:table-cell>
          <table:table-cell table:formula="of:=([.C127]+[.C114]+[.C101]+[.C88]+[.C75]+[.C62]+[.C49]+[.C36]+[.C23]+[.C10])/10" office:value-type="float" office:value="0.6285211" calcext:value-type="float">
            <text:p>0.6285211</text:p>
          </table:table-cell>
          <table:table-cell table:formula="of:=([.D127]+[.D114]+[.D101]+[.D88]+[.D75]+[.D62]+[.D49]+[.D36]+[.D23]+[.D10])/10" office:value-type="float" office:value="0.6390387" calcext:value-type="float">
            <text:p>0.63903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[.B128]+[.B115]+[.B102]+[.B89]+[.B76]+[.B63]+[.B50]+[.B37]+[.B24]+[.B11])/10" office:value-type="float" office:value="8.651359" calcext:value-type="float">
            <text:p>8.651359</text:p>
          </table:table-cell>
          <table:table-cell table:formula="of:=([.C128]+[.C115]+[.C102]+[.C89]+[.C76]+[.C63]+[.C50]+[.C37]+[.C24]+[.C11])/10" office:value-type="float" office:value="4.4437119" calcext:value-type="float">
            <text:p>4.4437119</text:p>
          </table:table-cell>
          <table:table-cell table:formula="of:=([.D128]+[.D115]+[.D102]+[.D89]+[.D76]+[.D63]+[.D50]+[.D37]+[.D24]+[.D11])/10" office:value-type="float" office:value="4.4389773" calcext:value-type="float">
            <text:p>4.438977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([.B129]+[.B116]+[.B103]+[.B90]+[.B77]+[.B64]+[.B51]+[.B38]+[.B25]+[.B12])/10" office:value-type="float" office:value="108.9570995" calcext:value-type="float">
            <text:p>108.9570995</text:p>
          </table:table-cell>
          <table:table-cell table:formula="of:=([.C129]+[.C116]+[.C103]+[.C90]+[.C77]+[.C64]+[.C51]+[.C38]+[.C25]+[.C12])/10" office:value-type="float" office:value="29.4821381" calcext:value-type="float">
            <text:p>29.4821381</text:p>
          </table:table-cell>
          <table:table-cell table:formula="of:=([.D129]+[.D116]+[.D103]+[.D90]+[.D77]+[.D64]+[.D51]+[.D38]+[.D25]+[.D12])/10" office:value-type="float" office:value="30.5813371" calcext:value-type="float">
            <text:p>30.5813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6:14:07.185580397</meta:creation-date>
    <dc:date>2019-03-19T16:23:24.671529407</dc:date>
    <meta:editing-duration>PT9M18S</meta:editing-duration>
    <meta:editing-cycles>2</meta:editing-cycles>
    <meta:generator>LibreOffice/6.0.7.3$Linux_X86_64 LibreOffice_project/00m0$Build-3</meta:generator>
    <meta:document-statistic meta:table-count="1" meta:cell-count="529" meta:object-count="0"/>
  </office:meta>
</office:document-meta>
</file>